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4pt" fo:font-weight="normal" officeooo:rsid="0017c91a" officeooo:paragraph-rsid="000eedb3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4pt" fo:font-weight="normal" officeooo:rsid="0017aa2c" officeooo:paragraph-rsid="000eedb3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fo:font-weight="normal" officeooo:rsid="00192e1b" officeooo:paragraph-rsid="000eedb3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fo:font-weight="bold" officeooo:paragraph-rsid="000eedb3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officeooo:paragraph-rsid="000eedb3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officeooo:paragraph-rsid="000f2409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officeooo:rsid="00101bc3" officeooo:paragraph-rsid="00101bc3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officeooo:paragraph-rsid="000eedb3"/>
    </style:style>
    <style:style style:name="P9" style:family="paragraph" style:parent-style-name="Standard">
      <style:paragraph-properties fo:text-align="justify" style:justify-single-word="false"/>
      <style:text-properties officeooo:paragraph-rsid="000f2409"/>
    </style:style>
    <style:style style:name="P10" style:family="paragraph" style:parent-style-name="Standard">
      <style:paragraph-properties fo:text-align="center" style:justify-single-word="false" style:writing-mode="lr-tb"/>
      <style:text-properties style:font-name="Arial"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 style:writing-mode="lr-tb"/>
      <style:text-properties fo:color="#000000" loext:opacity="100%" style:text-outline="false" style:text-line-through-style="none" style:text-line-through-type="none" style:font-name="Calibri" fo:font-size="9.5pt" fo:font-style="normal" fo:text-shadow="none" style:text-underline-style="none" fo:font-weight="normal" style:font-size-asian="9.5pt" style:font-style-asian="normal" style:font-weight-asian="normal" style:text-emphasize="none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4pt" officeooo:rsid="000f2409" officeooo:paragraph-rsid="000eedb3" style:font-size-asian="14pt" style:font-size-complex="14pt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" style:family="text">
      <style:text-properties fo:color="#000000" loext:opacity="100%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text-emphasize="none"/>
    </style:style>
    <style:style style:name="T3" style:family="text">
      <style:text-properties fo:color="#000000" loext:opacity="100%" style:text-outline="false" style:text-line-through-style="none" style:text-line-through-type="none" style:font-name="Arial" fo:font-size="14pt" fo:font-style="normal" fo:text-shadow="none" style:text-underline-style="none" fo:font-weight="normal" officeooo:rsid="000f2409" style:font-size-asian="14pt" style:font-style-asian="normal" style:font-weight-asian="normal" style:font-size-complex="14pt" style:text-emphasize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01bc3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01bc3" style:font-weight-asian="normal" style:font-weight-complex="normal"/>
    </style:style>
    <style:style style:name="T8" style:family="text">
      <style:text-properties style:font-name="Arial"/>
    </style:style>
    <style:style style:name="T9" style:family="text">
      <style:text-properties style:font-name="Aria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style:font-name="Arial" fo:font-size="14pt" style:font-size-asian="14pt" style:font-size-complex="14pt"/>
    </style:style>
    <style:style style:name="T11" style:family="text">
      <style:text-properties style:font-name="Arial" fo:font-size="14pt" officeooo:rsid="000eedb3" style:font-size-asian="14pt" style:font-size-complex="14pt"/>
    </style:style>
    <style:style style:name="T12" style:family="text">
      <style:text-properties style:font-name="Arial" fo:font-size="14pt" officeooo:rsid="000f2409" style:font-size-asian="14pt" style:font-size-complex="14pt"/>
    </style:style>
    <style:style style:name="T13" style:family="text">
      <style:text-properties style:font-name="Arial" fo:font-size="14pt" officeooo:rsid="0017aa2c" style:font-size-asian="14pt" style:font-size-complex="14pt"/>
    </style:style>
    <style:style style:name="T14" style:family="text">
      <style:text-properties style:font-name="Arial" fo:font-size="14pt" officeooo:rsid="000f340f" style:font-size-asian="14pt" style:font-size-complex="14pt"/>
    </style:style>
    <style:style style:name="T15" style:family="text">
      <style:text-properties style:font-name="Arial" fo:font-size="14pt" officeooo:rsid="001b18a2" style:font-size-asian="14pt" style:font-size-complex="14pt"/>
    </style:style>
    <style:style style:name="T16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7" style:family="text">
      <style:text-properties style:font-name="Arial" fo:font-size="14pt" fo:font-weight="bold" officeooo:rsid="000eedb3" style:font-size-asian="14pt" style:font-weight-asian="bold" style:font-size-complex="14pt" style:font-weight-complex="bold"/>
    </style:style>
    <style:style style:name="T18" style:family="text">
      <style:text-properties style:font-name="Arial" fo:font-size="14pt" fo:font-weight="bold" officeooo:rsid="000f2409" style:font-size-asian="14pt" style:font-weight-asian="bold" style:font-size-complex="14pt" style:font-weight-complex="bold"/>
    </style:style>
    <style:style style:name="T19" style:family="text">
      <style:text-properties officeooo:rsid="000f340f"/>
    </style:style>
    <style:style style:name="T20" style:family="text">
      <style:text-properties officeooo:rsid="00101b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0"/>
      <text:p text:style-name="P8"><text:span text:style-name="T9">Local:</text:span><text:span text:style-name="T10"> </text:span><text:span text:style-name="T11">Manager -&gt;</text:span><text:span text:style-name="T10">Relatórios &gt; Documentos Fiscais &gt; Documentos Fiscais Declarados Pelo Tomador </text:span></text:p>
      <text:p text:style-name="P5"/>
      <text:p text:style-name="P8"><text:span text:style-name="T18">Alteração</text:span><text:span text:style-name="T16">:</text:span><text:span text:style-name="T10"> </text:span><text:span text:style-name="T11">Trocar o tipo do campo de </text:span><text:span text:style-name="T17">texto</text:span><text:span text:style-name="T11"> para </text:span><text:span text:style-name="T17">numérico</text:span><text:span text:style-name="T11"> </text:span><text:span text:style-name="T12">nos campos </text:span><text:span text:style-name="T10">"Valor Documento", "Valor Tributado", "ISS Retido" e "ISS Não Retido" <text:s/></text:span><text:span text:style-name="T12">no Relatório de Documentos Fiscais declarados pelo Tomador.</text:span></text:p>
      <text:p text:style-name="P12"/>
      <text:p text:style-name="P5"/>
      <text:p text:style-name="P9"><text:span text:style-name="T16">SENDO</text:span><text:span text:style-name="T10"> </text:span><text:span text:style-name="T13">Usuário do sistema</text:span><text:span text:style-name="T12">(</text:span><text:span text:style-name="T8">EMERSON EDUARDO DE ANDRADE </text:span><text:span text:style-name="T12">)</text:span><text:span text:style-name="T13">.</text:span></text:p>
      <text:p text:style-name="P9"><text:span text:style-name="T16">POSSO</text:span><text:span text:style-name="T10"> </text:span><text:span text:style-name="T15">exporta a planilha com </text:span><text:span text:style-name="T3">os</text:span><text:span text:style-name="T2"> tipos dos campos de TEXTO para Numérico nos campos “Valores Documento”, “Valor Tributado”, “ISS retido” e “ISS não retido” do relatório de documentos fiscais declarados pelo tomador.</text:span></text:p>
      <text:p text:style-name="P6"/>
      <text:p text:style-name="P8"><text:span text:style-name="T16">PARA QUE</text:span><text:span text:style-name="T10"> </text:span><text:span text:style-name="T14">Facilite</text:span><text:span text:style-name="T2"> na hora de fazer o procedimento de calculo com os dados dos campos.</text:span></text:p>
      <text:p text:style-name="P5"/>
      <text:p text:style-name="P5"/>
      <text:p text:style-name="P4">Cenário 1 – <text:span text:style-name="T19">Exportando </text:span><text:span text:style-name="T20">os dados já convertidos.</text:span></text:p>
      <text:p text:style-name="P5"><text:span text:style-name="T4">Dado que</text:span> <text:span text:style-name="T20">precisa-se realizar os cálculos dos valores da tabela</text:span></text:p>
      <text:p text:style-name="P5"><text:span text:style-name="T4">Quando</text:span> <text:span text:style-name="T20">for exportado para uma planilha Exel</text:span></text:p>
      <text:p text:style-name="P5"><text:span text:style-name="T4">Então </text:span><text:span text:style-name="T7">o programa deve reconhecer os campos do tipo </text:span><text:span text:style-name="T5">texto</text:span></text:p>
      <text:p text:style-name="P7"><text:span text:style-name="T4">E</text:span><text:span text:style-name="T7"> </text:span><text:span text:style-name="T6">alterar para tipo </text:span><text:span text:style-name="T4">numérico </text:span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684cm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2T17:19:58.048000000</dc:date>
    <meta:editing-duration>PT22M26S</meta:editing-duration>
    <meta:editing-cycles>3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0" meta:word-count="138" meta:character-count="882" meta:non-whitespace-character-count="750"/>
  </office:meta>
</office:document-meta>
</file>